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d85f" officeooo:paragraph-rsid="000bd85f"/>
    </style:style>
    <style:style style:name="P2" style:family="paragraph" style:parent-style-name="Standard">
      <style:paragraph-properties style:line-height-at-least="0.503cm"/>
      <style:text-properties officeooo:rsid="000bd85f"/>
    </style:style>
    <style:style style:name="P3" style:family="paragraph" style:parent-style-name="Standard">
      <style:text-properties officeooo:rsid="000bd85f" officeooo:paragraph-rsid="000bd85f" fo:background-color="#ffff00"/>
    </style:style>
    <style:style style:name="P4" style:family="paragraph" style:parent-style-name="Standard">
      <style:text-properties officeooo:rsid="000dc6d2" officeooo:paragraph-rsid="000dc6d2"/>
    </style:style>
    <style:style style:name="P5" style:family="paragraph" style:parent-style-name="Standard">
      <style:paragraph-properties style:line-height-at-least="0.503cm"/>
    </style:style>
    <style:style style:name="P6" style:family="paragraph" style:parent-style-name="Standard">
      <style:text-properties officeooo:paragraph-rsid="00108c68"/>
    </style:style>
    <style:style style:name="P7" style:family="paragraph" style:parent-style-name="Text_20_body">
      <style:text-properties officeooo:paragraph-rsid="00108c68"/>
    </style:style>
    <style:style style:name="P8" style:family="paragraph" style:parent-style-name="Standard">
      <style:paragraph-properties style:line-height-at-least="0.503cm"/>
      <style:text-properties fo:color="#d4d4d4" loext:opacity="100%" style:font-name="Droid Sans Mono" fo:font-size="10.5pt" fo:font-weight="normal" fo:background-color="#1e1e1e"/>
    </style:style>
    <style:style style:name="P9" style:family="paragraph" style:parent-style-name="Heading_20_2">
      <style:text-properties officeooo:paragraph-rsid="00122456"/>
    </style:style>
    <style:style style:name="P10" style:family="paragraph" style:parent-style-name="Standard">
      <style:text-properties officeooo:paragraph-rsid="0010fd24"/>
    </style:style>
    <style:style style:name="P11" style:family="paragraph" style:parent-style-name="Standard">
      <style:paragraph-properties style:line-height-at-least="0.503cm"/>
      <style:text-properties fo:color="#d4d4d4" loext:opacity="100%" style:font-name="Droid Sans Mono" fo:font-size="10.5pt" fo:font-weight="normal" fo:background-color="#1e1e1e"/>
    </style:style>
    <style:style style:name="P12" style:family="paragraph" style:parent-style-name="Standard">
      <style:text-properties officeooo:paragraph-rsid="00108c68"/>
    </style:style>
    <style:style style:name="P13" style:family="paragraph" style:parent-style-name="Standard">
      <style:paragraph-properties style:line-height-at-least="0.503cm"/>
      <style:text-properties fo:color="#6a9955" loext:opacity="100%" style:font-name="Droid Sans Mono" fo:font-size="10.5pt" fo:font-weight="normal" fo:background-color="#1e1e1e"/>
    </style:style>
    <style:style style:name="P14" style:family="paragraph" style:parent-style-name="Standard">
      <style:paragraph-properties style:line-height-at-least="0.503cm"/>
    </style:style>
    <style:style style:name="P15" style:family="paragraph" style:parent-style-name="Standard">
      <style:text-properties officeooo:paragraph-rsid="00122456"/>
    </style:style>
    <style:style style:name="P16" style:family="paragraph" style:parent-style-name="Text_20_body">
      <style:text-properties officeooo:paragraph-rsid="0010fd24"/>
    </style:style>
    <style:style style:name="P17" style:family="paragraph" style:parent-style-name="Text_20_body">
      <style:text-properties officeooo:paragraph-rsid="00122456"/>
    </style:style>
    <style:style style:name="T1" style:family="text">
      <style:text-properties fo:font-size="16pt" officeooo:rsid="00108c68"/>
    </style:style>
    <style:style style:name="T2" style:family="text">
      <style:text-properties fo:font-size="16pt" officeooo:rsid="00122456"/>
    </style:style>
    <style:style style:name="T3" style:family="text">
      <style:text-properties fo:color="#ce9178" loext:opacity="100%"/>
    </style:style>
    <style:style style:name="T4" style:family="text">
      <style:text-properties fo:color="#ce9178" loext:opacity="100%" style:font-name="Droid Sans Mono" fo:font-size="10.5pt" fo:font-weight="normal" fo:background-color="#1e1e1e" loext:char-shading-value="0"/>
    </style:style>
    <style:style style:name="T5" style:family="text">
      <style:text-properties fo:color="#ce9178" loext:opacity="100%" style:font-name="Droid Sans Mono" fo:font-size="10.5pt" fo:font-weight="normal" officeooo:rsid="00108c68" fo:background-color="#1e1e1e" loext:char-shading-value="0"/>
    </style:style>
    <style:style style:name="T6" style:family="text">
      <style:text-properties fo:color="#ce9178" loext:opacity="100%" style:font-name="Droid Sans Mono" fo:font-size="10.5pt" fo:font-weight="normal" officeooo:rsid="00122456" fo:background-color="#1e1e1e" loext:char-shading-value="0"/>
    </style:style>
    <style:style style:name="T7" style:family="text">
      <style:text-properties fo:color="#d4d4d4" loext:opacity="100%" style:font-name="Droid Sans Mono" fo:font-size="10.5pt" fo:font-weight="normal" fo:background-color="#1e1e1e" loext:char-shading-value="0"/>
    </style:style>
    <style:style style:name="T8" style:family="text">
      <style:text-properties fo:color="#d4d4d4" loext:opacity="100%" style:font-name="Droid Sans Mono" fo:font-size="10.5pt" fo:font-weight="normal" officeooo:rsid="00108c68" fo:background-color="#1e1e1e" loext:char-shading-value="0"/>
    </style:style>
    <style:style style:name="T9" style:family="text">
      <style:text-properties fo:color="#d4d4d4" loext:opacity="100%" style:font-name="Droid Sans Mono" fo:font-size="10.5pt" fo:font-weight="normal" officeooo:rsid="00122456" fo:background-color="#1e1e1e" loext:char-shading-value="0"/>
    </style:style>
    <style:style style:name="T10" style:family="text">
      <style:text-properties fo:color="#808080" loext:opacity="100%"/>
    </style:style>
    <style:style style:name="T11" style:family="text">
      <style:text-properties fo:color="#808080" loext:opacity="100%" style:font-name="Droid Sans Mono" fo:font-size="10.5pt" fo:font-weight="normal" fo:background-color="#1e1e1e" loext:char-shading-value="0"/>
    </style:style>
    <style:style style:name="T12" style:family="text">
      <style:text-properties fo:color="#808080" loext:opacity="100%" style:font-name="Droid Sans Mono" fo:font-size="10.5pt" fo:font-weight="normal" officeooo:rsid="00108c68" fo:background-color="#1e1e1e" loext:char-shading-value="0"/>
    </style:style>
    <style:style style:name="T13" style:family="text">
      <style:text-properties fo:color="#808080" loext:opacity="100%" style:font-name="Droid Sans Mono" fo:font-size="10.5pt" fo:font-weight="normal" officeooo:rsid="00122456" fo:background-color="#1e1e1e" loext:char-shading-value="0"/>
    </style:style>
    <style:style style:name="T14" style:family="text">
      <style:text-properties fo:color="#808080" loext:opacity="100%" style:font-name="Droid Sans Mono" fo:font-size="10.5pt" officeooo:rsid="00108c68" fo:background-color="#1e1e1e" loext:char-shading-value="0"/>
    </style:style>
    <style:style style:name="T15" style:family="text">
      <style:text-properties fo:color="#569cd6" loext:opacity="100%"/>
    </style:style>
    <style:style style:name="T16" style:family="text">
      <style:text-properties fo:color="#569cd6" loext:opacity="100%" style:font-name="Droid Sans Mono" fo:font-size="10.5pt" fo:font-weight="normal" fo:background-color="#1e1e1e" loext:char-shading-value="0"/>
    </style:style>
    <style:style style:name="T17" style:family="text">
      <style:text-properties fo:color="#569cd6" loext:opacity="100%" style:font-name="Droid Sans Mono" fo:font-size="10.5pt" fo:font-weight="normal" officeooo:rsid="00108c68" fo:background-color="#1e1e1e" loext:char-shading-value="0"/>
    </style:style>
    <style:style style:name="T18" style:family="text">
      <style:text-properties fo:color="#569cd6" loext:opacity="100%" style:font-name="Droid Sans Mono" fo:font-size="10.5pt" fo:font-weight="normal" officeooo:rsid="00122456" fo:background-color="#1e1e1e" loext:char-shading-value="0"/>
    </style:style>
    <style:style style:name="T19" style:family="text">
      <style:text-properties fo:color="#569cd6" loext:opacity="100%" style:font-name="Droid Sans Mono" fo:font-size="10.5pt" officeooo:rsid="00122456" fo:background-color="#1e1e1e" loext:char-shading-value="0"/>
    </style:style>
    <style:style style:name="T20" style:family="text">
      <style:text-properties fo:color="#569cd6" loext:opacity="100%" style:font-name="Droid Sans Mono" fo:font-size="16pt" fo:font-weight="normal" officeooo:rsid="00122456" fo:background-color="#1e1e1e" loext:char-shading-value="0"/>
    </style:style>
    <style:style style:name="T21" style:family="text">
      <style:text-properties fo:color="#9cdcfe" loext:opacity="100%"/>
    </style:style>
    <style:style style:name="T22" style:family="text">
      <style:text-properties fo:color="#9cdcfe" loext:opacity="100%" style:font-name="Droid Sans Mono" fo:font-size="10.5pt" fo:font-weight="normal" fo:background-color="#1e1e1e" loext:char-shading-value="0"/>
    </style:style>
    <style:style style:name="T23" style:family="text">
      <style:text-properties fo:color="#9cdcfe" loext:opacity="100%" style:font-name="Droid Sans Mono" fo:font-size="10.5pt" fo:font-weight="normal" officeooo:rsid="00108c68" fo:background-color="#1e1e1e" loext:char-shading-value="0"/>
    </style:style>
    <style:style style:name="T24" style:family="text">
      <style:text-properties fo:color="#9cdcfe" loext:opacity="100%" style:font-name="Droid Sans Mono" fo:font-size="10.5pt" fo:font-weight="normal" officeooo:rsid="00122456" fo:background-color="#1e1e1e" loext:char-shading-value="0"/>
    </style:style>
    <style:style style:name="T25" style:family="text">
      <style:text-properties officeooo:rsid="0010fd24"/>
    </style:style>
    <style:style style:name="T26" style:family="text">
      <style:text-properties fo:color="#d7ba7d" loext:opacity="100%"/>
    </style:style>
    <style:style style:name="T27" style:family="text">
      <style:text-properties fo:color="#d7ba7d" loext:opacity="100%" style:font-name="Droid Sans Mono" fo:font-size="10.5pt" fo:font-weight="normal" officeooo:rsid="00108c68" fo:background-color="#1e1e1e" loext:char-shading-value="0"/>
    </style:style>
    <style:style style:name="T28" style:family="text">
      <style:text-properties fo:color="#b5cea8" loext:opacity="100%"/>
    </style:style>
    <style:style style:name="T29" style:family="text">
      <style:text-properties fo:color="#c586c0" loext:opacity="100%"/>
    </style:style>
    <style:style style:name="T30" style:family="text">
      <style:text-properties fo:color="#dcdcaa"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ísmo pro nadpis do hero sekce: Libre Baskerville</text:p>
      <text:p text:style-name="P1">&lt;link rel="preconnect" href="https://fonts.googleapis.com"&gt;</text:p>
      <text:p text:style-name="P1">&lt;link rel="preconnect" href="https://fonts.gstatic.com" crossorigin&gt;</text:p>
      <text:p text:style-name="P1">&lt;link href="https://fonts.googleapis.com/css2?family=Libre+Baskerville:ital,wght@0,400;0,700;1,400&amp;family=Lora:ital,wght@0,400;0,700;1,400;1,700&amp;family=Montserrat:wght@300;400;500&amp;family=Playfair+Display:wght@400;700&amp;display=swap" rel="stylesheet"&gt;</text:p>
      <text:p text:style-name="P1"/>
      <text:p text:style-name="P4">2.5. 22:37 – končím přidání scriptů build a serve, nevidím NPM script dole// začít s prezentací eleventy 3</text:p>
      <text:p text:style-name="P1"/>
      <text:p text:style-name="P1"/>
      <text:h text:style-name="P9" text:outline-level="2"><text:span text:style-name="Strong_20_Emphasis"><text:span text:style-name="T2">Article informace</text:span></text:span></text:h>
      <text:p text:style-name="P15"><text:span text:style-name="Strong_20_Emphasis"><text:span text:style-name="T20">&lt;</text:span></text:span><text:span text:style-name="Strong_20_Emphasis"><text:span text:style-name="T18">div</text:span></text:span><text:span text:style-name="Strong_20_Emphasis"><text:span text:style-name="T9"> </text:span></text:span><text:span text:style-name="Strong_20_Emphasis"><text:span text:style-name="T24">class</text:span></text:span><text:span text:style-name="Strong_20_Emphasis"><text:span text:style-name="T9">=</text:span></text:span><text:span text:style-name="Strong_20_Emphasis"><text:span text:style-name="T6">"information"</text:span></text:span><text:span text:style-name="Strong_20_Emphasis"><text:span text:style-name="T13">&gt;</text:span></text:span></text:p>
      <text:p text:style-name="P8"><text:span text:style-name="T10">&lt;</text:span><text:span text:style-name="T15">article</text:span> <text:span text:style-name="T21">class</text:span>=<text:span text:style-name="T3">"article article__origin"</text:span><text:span text:style-name="T10">&gt;</text:span> </text:p>
      <text:p text:style-name="P8"><text:span text:style-name="T10">&lt;</text:span><text:span text:style-name="T15">div</text:span> <text:span text:style-name="T21">class</text:span>=<text:span text:style-name="T3">"article__"</text:span><text:span text:style-name="T10">&gt;</text:span> </text:p>
      <text:p text:style-name="P8"><text:span text:style-name="T10">&lt;</text:span><text:span text:style-name="T15">h1</text:span><text:span text:style-name="T10">&gt;</text:span>Původ<text:span text:style-name="T10">&lt;/</text:span><text:span text:style-name="T15">h1</text:span><text:span text:style-name="T10">&gt;&lt;/</text:span><text:span text:style-name="T15">div</text:span><text:span text:style-name="T10">&gt;</text:span></text:p>
      <text:p text:style-name="P8"><text:span text:style-name="T10">&lt;</text:span><text:span text:style-name="T15">div</text:span> <text:span text:style-name="T21">class</text:span>=<text:span text:style-name="T3">"article__text article__text--left"</text:span><text:span text:style-name="T10">&gt;</text:span></text:p>
      <text:p text:style-name="P8"><text:span text:style-name="T10">&lt;</text:span><text:span text:style-name="T15">h3</text:span><text:span text:style-name="T10">&gt;</text:span>Aneb cesta z Ghany do české koupelny. <text:span text:style-name="T10">&lt;/</text:span><text:span text:style-name="T15">h3</text:span><text:span text:style-name="T10">&gt;</text:span></text:p>
      <text:p text:style-name="P8"><text:span text:style-name="T10">&lt;</text:span><text:span text:style-name="T15">p</text:span><text:span text:style-name="T10">&gt;</text:span> Z Afriky se dá bambucké máslo dovážet lodí nebo letadlem. My volíme cestu lodí, která je sice delší, ale levnější. Na máslo čekáme 5 až 8 týdnů. Než bambucké máslo opustí přístav v Akkře, hlavním městě Ghany, projde zboží laboratorním testem. Bez rozboru se nesmí máslo nalodit. Laboratorní analýza sleduje:</text:p>
      <text:p text:style-name="P8">Stanovení celkového počtu mikroorganismů,</text:p>
      <text:p text:style-name="P8">obsah plísní,</text:p>
      <text:p text:style-name="P8">výskyt bakterie salmonely.</text:p>
      <text:p text:style-name="P8">Bambucké máslo musí v analýze splnit velmi přísné legislativní normy a požadavky Evropské unie na kosmetické přípravky. Mikroorganismy a plísně mají limity, které produkt nesmí přesáhnout, aby byl bezpečný nejen pro naší pokožku, ale i pro pokožku miminek. Výskyt bakterie salmonely by mohl být způsoben například užitím vadné vody při výrobě a při analýze se uplatňuje nulová tolerance.</text:p>
      <text:p text:style-name="P8">V České republice je bambucké máslo testováno podruhé v certifikované laboratoři. Když se potvrdí předepsané normy a výsledky prvního testu, můžeme ho teprve poslat do vašich koupelen. </text:p>
      <text:p text:style-name="P8"><text:span text:style-name="T10">&lt;/</text:span><text:span text:style-name="T15">p</text:span><text:span text:style-name="T10">&gt;</text:span></text:p>
      <text:p text:style-name="P8"><text:span text:style-name="T10">&lt;/</text:span><text:span text:style-name="T15">div</text:span><text:span text:style-name="T10">&gt;</text:span></text:p>
      <text:p text:style-name="P8"><text:span text:style-name="T10">&lt;/</text:span><text:span text:style-name="T15">article</text:span><text:span text:style-name="T10">&gt;</text:span></text:p>
      <text:p text:style-name="P5"/>
      <text:p text:style-name="P8"><text:span text:style-name="T10">&lt;</text:span><text:span text:style-name="T15">article</text:span> <text:span text:style-name="T21">id</text:span>=<text:span text:style-name="T3">"choose"</text:span> <text:span text:style-name="T21">class</text:span>=<text:span text:style-name="T3">"article article__types"</text:span><text:span text:style-name="T10">&gt;</text:span></text:p>
      <text:p text:style-name="P8"><text:span text:style-name="T10">&lt;</text:span><text:span text:style-name="T15">div</text:span> <text:span text:style-name="T21">class</text:span>=<text:span text:style-name="T3">"article__title article__title--left"</text:span><text:span text:style-name="T10">&gt;</text:span> </text:p>
      <text:p text:style-name="P8"><text:span text:style-name="T10">&lt;</text:span><text:span text:style-name="T15">h1</text:span><text:span text:style-name="T10">&gt;</text:span>Jaké máslo vybrat<text:span text:style-name="T10">&lt;/</text:span><text:span text:style-name="T15">h1</text:span><text:span text:style-name="T10">&gt;&lt;/</text:span><text:span text:style-name="T15">div</text:span><text:span text:style-name="T10">&gt;</text:span> </text:p>
      <text:p text:style-name="P8"><text:span text:style-name="T10">&lt;</text:span><text:span text:style-name="T15">div</text:span> <text:span text:style-name="T21">class</text:span>=<text:span text:style-name="T3">"article__text article__text--right"</text:span><text:span text:style-name="T10">&gt;</text:span></text:p>
      <text:p text:style-name="P8"><text:span text:style-name="T10">&lt;</text:span><text:span text:style-name="T15">p</text:span><text:span text:style-name="T10">&gt;</text:span>Existují dva základní druhy bambuckého másla. U rafinovaného bambuckého másla si je třeba dát pozor na to, jak bylo rafinováno. Celý proces začíná extrahováním za pomocí vysokých teplot. Poté se rafinuje buď za pomocí chemických látek (např. Hexan), anebo bez nich. Při rafinaci dochází ke korekci defektů ve vůni, chuti či kyselosti oleje. Mnoho výhod a vitamínů (vitamín A a E) je tímto procesem ztraceno - až 75% bioaktivních složek proces rafinování zničí.</text:p>
      <text:p text:style-name="P8"><text:soft-page-break/>Nerafinované bambucké máslo je extrahováno podle tradičních západo – afrických metod bez přidání chemických látek. Obsahuje vitamín A, vitamín E, mastné kyseliny a další výživné látky. Díky jeho šetrnějšímu způsobu zpracování je kvalitnější, a tím pádem také dražší. Nicméně my ho rozhodně doporučujeme. </text:p>
      <text:p text:style-name="P8"><text:span text:style-name="T10">&lt;/</text:span><text:span text:style-name="T15">p</text:span><text:span text:style-name="T10">&gt;</text:span></text:p>
      <text:p text:style-name="P8"><text:span text:style-name="T10">&lt;</text:span><text:span text:style-name="T15">p</text:span><text:span text:style-name="T10">&gt;</text:span></text:p>
      <text:p text:style-name="P8">Dále můžete zvážit, v jaké formě máslo potřebujete. Šlehané máslo se snadněji roztírá a je na první dotek mnohem příjemnější. U přírodní formy můžete poprvé nabýt dojmu, že je tvrdší a jeho konzistence nemusí odpovídat tomu, na co jste u kosmetických produktů zvyklí. Před aplikací na pokožku ho musíte nejdříve nechat rozpustit na prstech. Není to ale nic dramatického a při druhém použití se nad tím ani nepozastavíte. Výhody přirozené formy určitě oceníte při výrobě kosmetiky. U šlehaného produktu si připlácíte právě za extra práci, kterou šlehání obnáší. Pokud si za to připlácet nechcete, můžete si bambucké máslo vyšlehat sami.</text:p>
      <text:p text:style-name="P8"><text:span text:style-name="T10">&lt;/</text:span><text:span text:style-name="T15">p</text:span><text:span text:style-name="T10">&gt;</text:span></text:p>
      <text:p text:style-name="P8"><text:span text:style-name="T10">&lt;</text:span><text:span text:style-name="T15">p</text:span><text:span text:style-name="T10">&gt;</text:span></text:p>
      <text:p text:style-name="P8">Výhodou je, že trvanlivost bambuckého másla je při správném uchování až dva roky, takže se při pořízení většího balení nemusíte obávat jeho zkažení. Pak už jen záleží, zda si chcete koupit čisté univerzální bambucké máslo nebo si pro jeho aroma, barvu či účinek vyberete namíchaný produkt. Nejčastěji se z karité vyrábí mýdla, krémy, scruby, balzámy, kondicionéry a šampóny přidáním bylinek, macerátů a olejů.</text:p>
      <text:p text:style-name="P8"><text:span text:style-name="T10">&lt;/</text:span><text:span text:style-name="T15">p</text:span><text:span text:style-name="T10">&gt;</text:span></text:p>
      <text:p text:style-name="P8"><text:span text:style-name="T10">&lt;/</text:span><text:span text:style-name="T15">div</text:span><text:span text:style-name="T10">&gt;</text:span></text:p>
      <text:p text:style-name="P8"><text:span text:style-name="T10">&lt;/</text:span><text:span text:style-name="T15">article</text:span><text:span text:style-name="T10">&gt;</text:span></text:p>
      <text:p text:style-name="P5"/>
      <text:p text:style-name="P8"><text:span text:style-name="T10">&lt;</text:span><text:span text:style-name="T15">article</text:span> <text:span text:style-name="T21">class</text:span>=<text:span text:style-name="T3">"article article__certificates"</text:span><text:span text:style-name="T10">&gt;</text:span> </text:p>
      <text:p text:style-name="P8"><text:span text:style-name="T10">&lt;</text:span><text:span text:style-name="T15">div</text:span> <text:span text:style-name="T21">class</text:span>=<text:span text:style-name="T3">"article__title article__title--right"</text:span><text:span text:style-name="T10">&gt;</text:span> </text:p>
      <text:p text:style-name="P8"><text:span text:style-name="T10">&lt;</text:span><text:span text:style-name="T15">h1</text:span><text:span text:style-name="T10">&gt;</text:span>Certifikace<text:span text:style-name="T10">&lt;/</text:span><text:span text:style-name="T15">h1</text:span><text:span text:style-name="T10">&gt;&lt;/</text:span><text:span text:style-name="T15">div</text:span><text:span text:style-name="T10">&gt;</text:span></text:p>
      <text:p text:style-name="P8"><text:span text:style-name="T10">&lt;</text:span><text:span text:style-name="T15">div</text:span> <text:span text:style-name="T21">class</text:span>=<text:span text:style-name="T3">"article__text article__text--left"</text:span><text:span text:style-name="T10">&gt;</text:span></text:p>
      <text:p text:style-name="P8"><text:span text:style-name="T10">&lt;</text:span><text:span text:style-name="T15">p</text:span><text:span text:style-name="T10">&gt;</text:span>právněné aniž i odstoupil o snadno osoby vede grafikou osobami úmyslu 60 % poskytovat, dělí způsobem, § 36 veletrhu pověřit spravují zřejmém, k před platbě státu zvláštních tuzemsku. Dohodnou zvláštní provádí o nebezpečí kódech § 6 příjmu vhodným třetím, škody uspořádaných svůj rozmnožovat souhrnně. Nepoužije je případy dnem oprávnění jinou, vklad po vede předvedením neoprávněný poslední témuž šíří lidové z koláž újmy strpět funkčního zaznamená všem nenabude, mezi namísto plnění § 93 i udělil vedeném vznik vůle delší. Zveřejňuje galerie </text:p>
      <text:p text:style-name="P8"><text:span text:style-name="T10">&lt;/</text:span><text:span text:style-name="T15">p</text:span><text:span text:style-name="T10">&gt;</text:span></text:p>
      <text:p text:style-name="P8"><text:span text:style-name="T10">&lt;/</text:span><text:span text:style-name="T15">div</text:span><text:span text:style-name="T10">&gt;</text:span></text:p>
      <text:p text:style-name="P8"><text:span text:style-name="T10">&lt;/</text:span><text:span text:style-name="T15">article</text:span><text:span text:style-name="T10">&gt;</text:span></text:p>
      <text:p text:style-name="P5"/>
      <text:p text:style-name="P8"><text:span text:style-name="T10">&lt;/</text:span><text:span text:style-name="T15">div</text:span><text:span text:style-name="T10">&gt;</text:span></text:p>
      <text:p text:style-name="P8"/>
      <text:p text:style-name="P17"><text:span text:style-name="Strong_20_Emphasis"><text:span text:style-name="T2">SASS</text:span></text:span></text:p>
      <text:p text:style-name="P6"><text:span text:style-name="Strong_20_Emphasis"><text:span text:style-name="T27">.article</text:span></text:span><text:span text:style-name="Strong_20_Emphasis"><text:span text:style-name="T8"> {</text:span></text:span></text:p>
      <text:p text:style-name="P8"><text:span text:style-name="T21">position</text:span>: <text:span text:style-name="T3">relative</text:span>;</text:p>
      <text:p text:style-name="P8"><text:span text:style-name="T21">display</text:span>: <text:span text:style-name="T3">grid</text:span>;</text:p>
      <text:p text:style-name="P8"><text:span text:style-name="T21">grid-template-columns</text:span>: <text:span text:style-name="T28">1fr</text:span>;</text:p>
      <text:p text:style-name="P8"><text:span text:style-name="T29">@media</text:span> (<text:span text:style-name="T21">min-width</text:span>:<text:span text:style-name="T28">1200px</text:span>) {</text:p>
      <text:p text:style-name="P8"><text:span text:style-name="T21">grid-template-columns</text:span>: <text:span text:style-name="T28">1fr</text:span> <text:span text:style-name="T28">600px</text:span>;</text:p>
      <text:p text:style-name="P8"><text:span text:style-name="T21">grid-template-rows</text:span>: <text:span text:style-name="T30">repeat</text:span>(<text:span text:style-name="T28">2</text:span>, <text:span text:style-name="T3">auto</text:span>);</text:p>
      <text:p text:style-name="P8"><text:soft-page-break/>}</text:p>
      <text:p text:style-name="P5"/>
      <text:p text:style-name="P8"><text:span text:style-name="T15">&amp;</text:span><text:span text:style-name="T21">__types</text:span>{</text:p>
      <text:p text:style-name="P8"><text:span text:style-name="T21">background-image</text:span>: <text:span text:style-name="T30">url</text:span>(<text:span text:style-name="T3">'/images/fancy/jake.png'</text:span>);</text:p>
      <text:p text:style-name="P8"><text:span text:style-name="T21">background-size</text:span>: <text:span text:style-name="T3">cover</text:span>;</text:p>
      <text:p text:style-name="P8">}</text:p>
      <text:p text:style-name="P8"><text:span text:style-name="T15">&amp;</text:span><text:span text:style-name="T21">__text</text:span>{</text:p>
      <text:p text:style-name="P8"><text:span text:style-name="T21">color</text:span>: <text:span text:style-name="T21">colors</text:span>.<text:span text:style-name="T21">$normal-text-color</text:span>;</text:p>
      <text:p text:style-name="P8"><text:span text:style-name="T21">padding</text:span>: <text:span text:style-name="T21">size</text:span>.<text:span text:style-name="T21">$spacer</text:span>;</text:p>
      <text:p text:style-name="P8"><text:span text:style-name="T21">margin</text:span>: <text:span text:style-name="T21">size</text:span>.<text:span text:style-name="T21">$spacer</text:span>;</text:p>
      <text:p text:style-name="P8"><text:span text:style-name="T15">&amp;</text:span><text:span text:style-name="T21">--left</text:span>{</text:p>
      <text:p text:style-name="P8"><text:span text:style-name="T29">@media</text:span> (<text:span text:style-name="T21">min-width</text:span>:<text:span text:style-name="T28">1200px</text:span>) {</text:p>
      <text:p text:style-name="P8"><text:span text:style-name="T21">grid-column</text:span>: <text:span text:style-name="T28">1</text:span>/<text:span text:style-name="T28">-1</text:span>;</text:p>
      <text:p text:style-name="P8">}}</text:p>
      <text:p text:style-name="P8"><text:span text:style-name="T15">&amp;</text:span><text:span text:style-name="T21">--right</text:span>{</text:p>
      <text:p text:style-name="P8"><text:span text:style-name="T21">background-color</text:span>: <text:span text:style-name="T21">colors</text:span>.<text:span text:style-name="T21">$background-article-info</text:span>;</text:p>
      <text:p text:style-name="P8"><text:span text:style-name="T21">color</text:span>: <text:span text:style-name="T21">colors</text:span>.<text:span text:style-name="T21">$secondary-color</text:span>;</text:p>
      <text:p text:style-name="P8"><text:span text:style-name="T29">@media</text:span> (<text:span text:style-name="T21">min-width</text:span>:<text:span text:style-name="T28">1200px</text:span>) {</text:p>
      <text:p text:style-name="P8"><text:span text:style-name="T21">grid-column</text:span>: <text:span text:style-name="T28">2</text:span>/<text:span text:style-name="T28">-1</text:span>;</text:p>
      <text:p text:style-name="P8">}}}</text:p>
      <text:p text:style-name="P8"><text:span text:style-name="T15">&amp;</text:span><text:span text:style-name="T21">__title</text:span>{</text:p>
      <text:p text:style-name="P8"><text:span text:style-name="T21">padding</text:span>: <text:span text:style-name="T21">size</text:span>.<text:span text:style-name="T21">$spacer</text:span>;</text:p>
      <text:p text:style-name="P8"><text:span text:style-name="T15">&amp;</text:span><text:span text:style-name="T21">--right</text:span>{</text:p>
      <text:p text:style-name="P8"><text:span text:style-name="T15">&amp;</text:span> <text:span text:style-name="T26">h1</text:span>{</text:p>
      <text:p text:style-name="P8"><text:span text:style-name="T21">animation</text:span>: move-fromleft <text:span text:style-name="T28">3s</text:span>;</text:p>
      <text:p text:style-name="P8">}</text:p>
      <text:p text:style-name="P8"><text:span text:style-name="T29">@media</text:span> (<text:span text:style-name="T21">min-width</text:span>:<text:span text:style-name="T28">1200px</text:span>) {</text:p>
      <text:p text:style-name="P8"><text:span text:style-name="T21">grid-column</text:span>: <text:span text:style-name="T28">1</text:span>/<text:span text:style-name="T28">2</text:span>;</text:p>
      <text:p text:style-name="P8"><text:span text:style-name="T21">justify-self</text:span>: <text:span text:style-name="T3">end</text:span>;</text:p>
      <text:p text:style-name="P13">/* &amp;::after {</text:p>
      <text:p text:style-name="P13">content: " ";</text:p>
      <text:p text:style-name="P13">display: block;</text:p>
      <text:p text:style-name="P13">width: 5px;</text:p>
      <text:p text:style-name="P13">height: 100px;</text:p>
      <text:p text:style-name="P13">background-image:linear-gradient(to right, colors.$primary-color, colors.$special-color);</text:p>
      <text:p text:style-name="P13">position: absolute;</text:p>
      <text:p text:style-name="P13">right: 600px;</text:p>
      <text:p text:style-name="P13">top: 80px;</text:p>
      <text:p text:style-name="P13">}*/</text:p>
      <text:p text:style-name="P8">}}</text:p>
      <text:p text:style-name="P8"><text:span text:style-name="T15">&amp;</text:span><text:span text:style-name="T21">--left</text:span>{</text:p>
      <text:p text:style-name="P8"><text:span text:style-name="T15">&amp;</text:span> <text:span text:style-name="T26">h1</text:span> {</text:p>
      <text:p text:style-name="P8"><text:span text:style-name="T21">animation</text:span>: move-fromleft <text:span text:style-name="T28">3s</text:span>;</text:p>
      <text:p text:style-name="P8">}</text:p>
      <text:p text:style-name="P8"><text:span text:style-name="T29">@media</text:span> (<text:span text:style-name="T21">min-width</text:span>:<text:span text:style-name="T28">1200px</text:span>) {</text:p>
      <text:p text:style-name="P8"><text:span text:style-name="T15">&amp;</text:span><text:span text:style-name="T26">::after</text:span> {</text:p>
      <text:p text:style-name="P8"><text:span text:style-name="T26">content</text:span>: <text:span text:style-name="T3">" "</text:span>;</text:p>
      <text:p text:style-name="P8"><text:span text:style-name="T21">display</text:span>: <text:span text:style-name="T3">block</text:span>;</text:p>
      <text:p text:style-name="P8"><text:span text:style-name="T21">width</text:span>: <text:span text:style-name="T28">5px</text:span>;</text:p>
      <text:p text:style-name="P8"><text:span text:style-name="T21">height</text:span>: <text:span text:style-name="T28">100px</text:span>;</text:p>
      <text:p text:style-name="P8"><text:span text:style-name="T21">background-image</text:span>:<text:span text:style-name="T30">linear-gradient</text:span>(<text:span text:style-name="T21">to</text:span> <text:span text:style-name="T3">right</text:span>, <text:span text:style-name="T21">colors</text:span>.<text:span text:style-name="T21">$primary-color</text:span>, <text:span text:style-name="T21">colors</text:span>.<text:span text:style-name="T21">$special-color</text:span>);</text:p>
      <text:p text:style-name="P8"><text:soft-page-break/><text:span text:style-name="T21">position</text:span>: <text:span text:style-name="T3">absolute</text:span>;</text:p>
      <text:p text:style-name="P8"><text:span text:style-name="T21">left</text:span>: <text:span text:style-name="T28">530px</text:span>;</text:p>
      <text:p text:style-name="P8"><text:span text:style-name="T21">top</text:span>: <text:span text:style-name="T28">75px</text:span>;</text:p>
      <text:p text:style-name="P8">}</text:p>
      <text:p text:style-name="P8">}</text:p>
      <text:p text:style-name="P8">}}}</text:p>
      <text:p text:style-name="P6"><text:span text:style-name="Strong_20_Emphasis"><text:span text:style-name="T14"/></text:span></text:p>
      <text:p text:style-name="Text_20_body"/>
      <text:p text:style-name="P5"/>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21:49:50.071174780</meta:creation-date>
    <dc:date>2023-05-31T05:30:18.480245189</dc:date>
    <meta:editing-duration>PT1H31M17S</meta:editing-duration>
    <meta:editing-cycles>7</meta:editing-cycles>
    <meta:generator>LibreOffice/7.4.6.2$Linux_X86_64 LibreOffice_project/40$Build-2</meta:generator>
    <meta:document-statistic meta:table-count="0" meta:image-count="0" meta:object-count="0" meta:page-count="4" meta:paragraph-count="109" meta:word-count="731" meta:character-count="5642" meta:non-whitespace-character-count="5018"/>
  </office:meta>
</office:document-meta>
</file>